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37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mod5adder_129.real/o/mod5adder_129.real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554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20:18</dc:date>
    <dc:creator>Rio Lowry</dc:creator>
    <meta:generator>LibreOffice/3.4$Unix LibreOffice_project/340m1$Build-502</meta:generator>
    <meta:editing-duration>PT27M14S</meta:editing-duration>
    <meta:editing-cycles>1</meta:editing-cycles>
    <meta:document-statistic meta:table-count="1" meta:cell-count="7662" meta:object-count="0"/>
  </office:meta>
</office:document-meta>
</file>